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12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0.1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1">
          <table:table-cell office:value-type="string">
            <text:p>Skriva funktioner för att visa en specifik medlems information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Dag 1:</text:span><text:span text:style-name="T2"> Gjorde ett ui för val av en medlem. Borde passa resterande funktioner där man ska välja en specifik medlem att hantera.</text:span>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4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2014-01-08</text:date>, <text:time>16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08T16:13:24.84</dc:date>
    <meta:editing-duration>PT16H1M41S</meta:editing-duration>
    <meta:editing-cycles>2</meta:editing-cycles>
    <meta:generator>OpenOffice/4.0.1$Win32 OpenOffice.org_project/401m5$Build-9714</meta:generator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